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808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fill-color="#ff8080" draw:textarea-vertical-align="middle" draw:shadow="hidden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5.8cm" svg:height="1cm" svg:x="15.3cm" svg:y="7cm">
          <text:p text:style-name="P1"><text:span text:style-name="T1">EigeneBuchung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cm" svg:height="1cm" svg:x="1.7cm" svg:y="10.3cm">
          <text:p text:style-name="P1"><text:span text:style-name="T1">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1cm" svg:x="15.3cm" svg:y="4.7cm"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8cm" svg:height="1cm" svg:x="15.3cm" svg:y="12.15cm">
          <text:p text:style-name="P1"><text:span text:style-name="T1">neueRes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8cm" svg:height="1cm" svg:x="15.3cm" svg:y="9.4cm">
          <text:p text:style-name="P1"><text:span text:style-name="T1">EigeneRessourc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8cm" svg:height="1cm" svg:x="15.3cm" svg:y="18.1cm">
          <text:p text:style-name="P1"><text:span text:style-name="T1">DetailRessourcenAnsich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8cm" svg:height="1cm" svg:x="15.3cm" svg:y="15.1cm">
          <text:p text:style-name="P1"><text:span text:style-name="T1">Gruppenverwaltu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8cm" svg:height="1cm" svg:x="1.7cm" svg:y="3.8cm">
          <text:p text:style-name="P1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6cm" svg:y1="4.8cm" svg:x2="4.6cm" svg:y2="10.3cm" draw:start-shape="id1" draw:end-shape="id2" svg:d="m4600 4800v5500" svg:viewBox="0 0 1 5501">
          <text:p/>
        </draw:connector>
        <draw:connector draw:style-name="gr2" draw:text-style-name="P1" draw:layer="layout" svg:x1="7.5cm" svg:y1="4.3cm" svg:x2="15.3cm" svg:y2="5.2cm" draw:start-shape="id1" draw:start-glue-point="1" draw:end-shape="id3" draw:end-glue-point="3" svg:d="m7500 4300h3900v900h3900" svg:viewBox="0 0 7801 901">
          <text:p/>
        </draw:connector>
        <draw:connector draw:style-name="gr2" draw:text-style-name="P1" draw:layer="layout" svg:x1="7.5cm" svg:y1="4.3cm" svg:x2="15.3cm" svg:y2="7.5cm" draw:start-shape="id1" draw:start-glue-point="1" draw:end-shape="id4" draw:end-glue-point="3" svg:d="m7500 4300h3900v3200h3900" svg:viewBox="0 0 7801 3201">
          <text:p/>
        </draw:connector>
        <draw:connector draw:style-name="gr2" draw:text-style-name="P1" draw:layer="layout" svg:x1="7.5cm" svg:y1="4.3cm" svg:x2="15.3cm" svg:y2="15.6cm" draw:start-shape="id1" draw:start-glue-point="1" draw:end-shape="id5" draw:end-glue-point="3" svg:d="m7500 4300h3900v11300h3900" svg:viewBox="0 0 7801 11301">
          <text:p/>
        </draw:connector>
        <draw:connector draw:style-name="gr2" draw:text-style-name="P1" draw:layer="layout" svg:x1="7.5cm" svg:y1="4.3cm" svg:x2="15.3cm" svg:y2="9.9cm" draw:start-shape="id1" draw:start-glue-point="1" draw:end-shape="id6" svg:d="m7500 4300h3900v5600h3900" svg:viewBox="0 0 7801 5601">
          <text:p/>
        </draw:connector>
        <draw:custom-shape draw:style-name="gr1" draw:text-style-name="P1" xml:id="id7" draw:id="id7" draw:layer="layout" svg:width="5.8cm" svg:height="1cm" svg:x="22.8cm" svg:y="9.4cm">
          <text:p text:style-name="P1"><text:span text:style-name="T1">EigeneRessourcenVerwaltu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1cm" svg:y1="9.9cm" svg:x2="22.8cm" svg:y2="9.9cm" draw:start-shape="id6" draw:start-glue-point="1" draw:end-shape="id7" draw:end-glue-point="3" svg:d="m21100 9900h1700" svg:viewBox="0 0 1701 1">
          <text:p/>
        </draw:connector>
        <draw:connector draw:style-name="gr2" draw:text-style-name="P1" draw:layer="layout" svg:x1="7.5cm" svg:y1="4.3cm" svg:x2="15.3cm" svg:y2="12.65cm" draw:start-shape="id1" draw:start-glue-point="1" draw:end-shape="id8" draw:end-glue-point="3" svg:d="m7500 4300h3900v8350h3900" svg:viewBox="0 0 7801 8351">
          <text:p/>
        </draw:connector>
        <draw:custom-shape draw:style-name="gr1" draw:text-style-name="P2" xml:id="id10" draw:id="id10" draw:layer="layout" svg:width="5.8cm" svg:height="1cm" svg:x="11.6cm" svg:y="2.5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8cm" svg:height="1cm" svg:x="4.9cm" svg:y="1.1cm">
          <text:p text:style-name="P1"><text:span text:style-name="T1">Registrieru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.7cm" svg:y1="4.3cm" svg:x2="4.9cm" svg:y2="1.6cm" draw:start-shape="id1" draw:start-glue-point="3" draw:end-shape="id9" draw:end-glue-point="3" svg:d="m1700 4300h-501v-2700h3701" svg:viewBox="0 0 3702 2701">
          <text:p/>
        </draw:connector>
        <draw:custom-shape draw:style-name="gr4" draw:text-style-name="P1" draw:layer="layout" svg:width="2.9cm" svg:height="0.5cm" svg:x="18.2cm" svg:y="16.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16.05cm">
          <draw:text-box>
            <text:p><text:span text:style-name="T2">erstellen</text:span></text:p>
          </draw:text-box>
        </draw:frame>
        <draw:custom-shape draw:style-name="gr4" draw:text-style-name="P1" draw:layer="layout" svg:width="2.9cm" svg:height="0.5cm" svg:x="18.2cm" svg:y="16.5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16.5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18.2cm" svg:y="17.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17.05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18.2cm" svg:y="8.0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8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18.2cm" svg:y="8.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8.45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25.7cm" svg:y="10.3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6cm" svg:y="10.3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25.7cm" svg:y="10.8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26cm" svg:y="10.75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18.2cm" svg:y="5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5.65cm">
          <draw:text-box>
            <text:p><text:span text:style-name="T2">editieren</text:span></text:p>
          </draw:text-box>
        </draw:frame>
        <draw:custom-shape draw:style-name="gr4" draw:text-style-name="P1" draw:layer="layout" svg:width="2.9cm" svg:height="0.5cm" svg:x="18.2cm" svg:y="6.1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6.1cm">
          <draw:text-box>
            <text:p><text:span text:style-name="T2">löschen</text:span></text:p>
          </draw:text-box>
        </draw:frame>
        <draw:custom-shape draw:style-name="gr4" draw:text-style-name="P1" draw:layer="layout" svg:width="2.9cm" svg:height="0.5cm" svg:x="18.2cm" svg:y="13.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13.15cm">
          <draw:text-box>
            <text:p><text:span text:style-name="T2">erstellen</text:span></text:p>
          </draw:text-box>
        </draw:frame>
        <draw:custom-shape draw:style-name="gr4" draw:text-style-name="P1" draw:layer="layout" svg:width="2.9cm" svg:height="0.5cm" svg:x="7.8cm" svg:y="2.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8.3cm" svg:y="2.05cm">
          <draw:text-box>
            <text:p><text:span text:style-name="T2">erstellen</text:span></text:p>
          </draw:text-box>
        </draw:frame>
        <draw:custom-shape draw:style-name="gr4" draw:text-style-name="P1" draw:layer="layout" svg:width="2.9cm" svg:height="0.5cm" svg:x="14.5cm" svg:y="3.5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5cm" svg:y="3.45cm">
          <draw:text-box>
            <text:p><text:span text:style-name="T2">anmelden</text:span></text:p>
          </draw:text-box>
        </draw:frame>
        <draw:connector draw:style-name="gr3" draw:text-style-name="P1" draw:layer="layout" svg:x1="11.6cm" svg:y1="3cm" svg:x2="4.6cm" svg:y2="3.8cm" draw:start-shape="id10" draw:start-glue-point="3" draw:end-shape="id1" draw:end-glue-point="0" svg:d="m11600 3000h-7000v800" svg:viewBox="0 0 7001 801">
          <text:p/>
        </draw:connector>
        <draw:custom-shape draw:style-name="gr4" draw:text-style-name="P1" draw:layer="layout" svg:width="2.8cm" svg:height="0.5cm" svg:x="4.7cm" svg:y="11.3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5.1cm" svg:y="11.25cm">
          <draw:text-box>
            <text:p><text:span text:style-name="T2">auswählen</text:span></text:p>
          </draw:text-box>
        </draw:frame>
        <draw:custom-shape draw:style-name="gr4" draw:text-style-name="P1" draw:layer="layout" svg:width="2.9cm" svg:height="0.5cm" svg:x="18.2cm" svg:y="19.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19.05cm">
          <draw:text-box>
            <text:p><text:span text:style-name="T2">buchen</text:span></text:p>
          </draw:text-box>
        </draw:frame>
        <draw:custom-shape draw:style-name="gr4" draw:text-style-name="P1" draw:layer="layout" svg:width="2.8cm" svg:height="0.5cm" svg:x="18.3cm" svg:y="10.4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10.35cm">
          <draw:text-box>
            <text:p><text:span text:style-name="T2">auswählen</text:span></text:p>
          </draw:text-box>
        </draw:frame>
        <draw:custom-shape draw:style-name="gr4" draw:text-style-name="P1" draw:layer="layout" svg:width="2.8cm" svg:height="0.5cm" svg:x="4.7cm" svg:y="11.8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5.1cm" svg:y="11.75cm">
          <draw:text-box>
            <text:p><text:span text:style-name="T2">suchen</text:span></text:p>
          </draw:text-box>
        </draw:frame>
        <draw:custom-shape draw:style-name="gr4" draw:text-style-name="P1" draw:layer="layout" svg:width="2.8cm" svg:height="0.5cm" svg:x="18.3cm" svg:y="10.9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8.7cm" svg:y="10.85cm">
          <draw:text-box>
            <text:p><text:span text:style-name="T2">suchen</text:span></text:p>
          </draw:text-box>
        </draw:frame>
        <draw:custom-shape draw:style-name="gr4" draw:text-style-name="P1" draw:layer="layout" svg:width="2.9cm" svg:height="0.5cm" svg:x="14.5cm" svg:y="4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cm" svg:height="0.75cm" svg:x="15cm" svg:y="3.95cm">
          <draw:text-box>
            <text:p><text:span text:style-name="T2">abmelden</text:span></text:p>
          </draw:text-box>
        </draw:frame>
        <draw:connector draw:style-name="gr3" draw:text-style-name="P1" draw:layer="layout" svg:x1="4.6cm" svg:y1="11.3cm" svg:x2="15.3cm" svg:y2="18.6cm" draw:start-shape="id2" draw:start-glue-point="2" draw:end-shape="id11" draw:end-glue-point="3" svg:d="m4600 11300v7300h10700" svg:viewBox="0 0 10701 7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15:56.821000000</meta:creation-date>
    <dc:date>2014-02-11T13:06:22.516957396</dc:date>
    <meta:editing-duration>PT19M13S</meta:editing-duration>
    <meta:editing-cycles>9</meta:editing-cycles>
    <meta:generator>LibreOffice/4.1.4.2$Linux_x86 LibreOffice_project/410m0$Build-2</meta:generator>
    <dc:creator>Treibmann Tim</dc:creator>
    <meta:document-statistic meta:object-count="57"/>
  </office:meta>
</office:document-meta>
</file>